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 draw:shadow-offset-x="0.305cm" draw:shadow-offset-y="0.305cm"/>
    </style:style>
    <style:style style:name="gr2" style:family="graphic" style:parent-style-name="standard">
      <style:graphic-properties svg:stroke-width="0.025cm" draw:marker-start-width="0.161cm" draw:marker-end-width="0.161cm" draw:textarea-horizontal-align="center" draw:textarea-vertical-align="middle" fo:padding-top="0.012cm" fo:padding-bottom="0.012cm" fo:padding-left="0.012cm" fo:padding-right="0.012cm"/>
    </style:style>
    <style:style style:name="gr3" style:family="graphic" style:parent-style-name="standard">
      <style:graphic-properties svg:stroke-width="0.025cm" draw:textarea-horizontal-align="center" draw:textarea-vertical-align="middle" fo:padding-top="0.012cm" fo:padding-bottom="0.012cm" fo:padding-left="0.012cm" fo:padding-right="0.012cm"/>
    </style:style>
    <style:style style:name="gr4" style:family="graphic" style:parent-style-name="objectwithoutfill">
      <style:graphic-properties svg:stroke-width="0.025cm" draw:fill="none" draw:textarea-horizontal-align="center" draw:textarea-vertical-align="middle" fo:padding-top="0.012cm" fo:padding-bottom="0.012cm" fo:padding-left="0.012cm" fo:padding-right="0.012cm"/>
    </style:style>
    <style:style style:name="gr5" style:family="graphic" style:parent-style-name="standard">
      <style:graphic-properties draw:stroke="none" svg:stroke-width="0.025cm" svg:stroke-color="#000000" draw:fill="none" draw:fill-color="#ffffff" fo:min-height="1.016cm" fo:padding-top="0.012cm" fo:padding-bottom="0.012cm" fo:padding-left="0.012cm" fo:padding-right="0.012cm"/>
    </style:style>
    <style:style style:name="gr6" style:family="graphic" style:parent-style-name="standard">
      <style:graphic-properties svg:stroke-width="0.025cm" draw:marker-end="Arrow" draw:marker-end-width="0.229cm" draw:textarea-horizontal-align="center" draw:textarea-vertical-align="middle" fo:padding-top="0.012cm" fo:padding-bottom="0.012cm" fo:padding-left="0.012cm" fo:padding-right="0.012cm"/>
    </style:style>
    <style:style style:name="gr7" style:family="graphic" style:parent-style-name="standard">
      <style:graphic-properties draw:stroke="none" svg:stroke-width="0.025cm" svg:stroke-color="#000000" draw:fill="none" draw:fill-color="#ffffff" fo:min-height="0.738cm" fo:padding-top="0.012cm" fo:padding-bottom="0.012cm" fo:padding-left="0.012cm" fo:padding-right="0.012cm"/>
    </style:style>
    <style:style style:name="gr8" style:family="graphic" style:parent-style-name="standard">
      <style:graphic-properties draw:stroke="dash" draw:stroke-dash="Fine_20_Dashed_20__28_var_29_" svg:stroke-width="0.025cm" draw:fill="none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gr9" style:family="graphic" style:parent-style-name="standard">
      <style:graphic-properties draw:stroke="none" svg:stroke-width="0.025cm" svg:stroke-color="#000000" draw:fill="none" draw:fill-color="#ffffff" fo:min-height="0.823cm" fo:padding-top="0.012cm" fo:padding-bottom="0.012cm" fo:padding-left="0.012cm" fo:padding-right="0.012cm"/>
    </style:style>
    <style:style style:name="gr10" style:family="graphic" style:parent-style-name="standard">
      <style:graphic-properties draw:stroke="dash" draw:stroke-dash="Fine_20_Dashed_20__28_var_29_" svg:stroke-width="0.025cm" draw:fill="none" draw:textarea-horizontal-align="center" draw:textarea-vertical-align="middle" fo:padding-top="0.012cm" fo:padding-bottom="0.012cm" fo:padding-left="0.012cm" fo:padding-right="0.012cm"/>
    </style:style>
    <style:style style:name="gr11" style:family="graphic" style:parent-style-name="standard">
      <style:graphic-properties draw:stroke="none" svg:stroke-width="0.025cm" svg:stroke-color="#000000" draw:fill="none" draw:fill-color="#ffffff" fo:min-height="0.484cm" fo:padding-top="0.012cm" fo:padding-bottom="0.012cm" fo:padding-left="0.012cm" fo:padding-right="0.01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959cm" svg:height="3.048cm" svg:x="3.484cm" svg:y="2.528cm">
          <text:p text:style-name="P1"><text:span text:style-name="T1">OS Threa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2.459cm" svg:height="1.016cm" svg:x="3.73cm" svg:y="4.306cm">
          <text:p text:style-name="P1"><text:span text:style-name="T1">Triead</text:span></text:p>
        </draw:rect>
        <draw:rect draw:style-name="gr1" draw:text-style-name="P1" draw:layer="layout" svg:width="2.459cm" svg:height="1.016cm" svg:x="3.73cm" svg:y="3.29cm">
          <text:p text:style-name="P1"><text:span text:style-name="T1">Owner</text:span></text:p>
        </draw:rect>
        <draw:rect draw:style-name="gr1" draw:text-style-name="P1" draw:layer="layout" svg:width="2.96cm" svg:height="3.048cm" svg:x="3.497cm" svg:y="9.636cm">
          <text:p text:style-name="P1"><text:span text:style-name="T1">OS Threa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2.458cm" svg:height="1.016cm" svg:x="3.744cm" svg:y="11.414cm">
          <text:p text:style-name="P1"><text:span text:style-name="T1">Triead</text:span></text:p>
        </draw:rect>
        <draw:rect draw:style-name="gr1" draw:text-style-name="P1" draw:layer="layout" svg:width="2.458cm" svg:height="1.016cm" svg:x="3.744cm" svg:y="10.398cm">
          <text:p text:style-name="P1"><text:span text:style-name="T1">Owner</text:span></text:p>
        </draw:rect>
        <draw:rect draw:style-name="gr1" draw:text-style-name="P1" draw:layer="layout" svg:width="2.959cm" svg:height="3.048cm" svg:x="10.883cm" svg:y="2.528cm">
          <text:p text:style-name="P1"><text:span text:style-name="T1">OS Threa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2.459cm" svg:height="1.016cm" svg:x="11.129cm" svg:y="4.306cm">
          <text:p text:style-name="P1"><text:span text:style-name="T1">Triead</text:span></text:p>
        </draw:rect>
        <draw:rect draw:style-name="gr1" draw:text-style-name="P1" draw:layer="layout" svg:width="2.459cm" svg:height="1.016cm" svg:x="11.129cm" svg:y="3.29cm">
          <text:p text:style-name="P1"><text:span text:style-name="T1">Owner</text:span></text:p>
        </draw:rect>
        <draw:rect draw:style-name="gr1" draw:text-style-name="P1" draw:layer="layout" svg:width="2.96cm" svg:height="3.048cm" svg:x="10.896cm" svg:y="9.636cm">
          <text:p text:style-name="P1"><text:span text:style-name="T1">OS Threa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2.458cm" svg:height="1.016cm" svg:x="11.143cm" svg:y="11.414cm">
          <text:p text:style-name="P1"><text:span text:style-name="T1">Triead</text:span></text:p>
        </draw:rect>
        <draw:rect draw:style-name="gr1" draw:text-style-name="P1" draw:layer="layout" svg:width="2.458cm" svg:height="1.016cm" svg:x="11.143cm" svg:y="10.398cm">
          <text:p text:style-name="P1"><text:span text:style-name="T1">Owner</text:span></text:p>
        </draw:rect>
        <draw:line draw:style-name="gr2" draw:text-style-name="P2" draw:layer="layout" svg:x1="7.717cm" svg:y1="7.096cm" svg:x2="8.704cm" svg:y2="6.588cm">
          <text:p/>
        </draw:line>
        <draw:line draw:style-name="gr3" draw:text-style-name="P2" draw:layer="layout" svg:x1="8.704cm" svg:y1="6.588cm" svg:x2="9.691cm" svg:y2="7.096cm">
          <text:p/>
        </draw:line>
        <draw:line draw:style-name="gr3" draw:text-style-name="P2" draw:layer="layout" svg:x1="7.717cm" svg:y1="8.112cm" svg:x2="8.704cm" svg:y2="8.62cm">
          <text:p/>
        </draw:line>
        <draw:line draw:style-name="gr3" draw:text-style-name="P2" draw:layer="layout" svg:x1="9.691cm" svg:y1="8.112cm" svg:x2="8.704cm" svg:y2="8.62cm">
          <text:p/>
        </draw:line>
        <draw:path draw:style-name="gr4" draw:text-style-name="P2" draw:layer="layout" svg:width="0.707cm" svg:height="0.708cm" draw:transform="skewX (0.0270526034059071) rotate (-2.34345358665353) translate (8.21156967672608cm 7.60479825628748cm)" svg:viewBox="0 0 708 709" svg:d="m0-21668c708-1 708-709 708-709">
          <text:p/>
        </draw:path>
        <draw:path draw:style-name="gr4" draw:text-style-name="P2" draw:layer="layout" svg:width="0.707cm" svg:height="0.708cm" draw:transform="skewX (-0.027925268031904) rotate (-0.798139066938043) translate (9.69023188405797cm 7.096cm)" svg:viewBox="0 0 708 709" svg:d="m0-3971c708 1 708 709 708 709">
          <text:p/>
        </draw:path>
        <draw:frame draw:style-name="gr5" draw:text-style-name="P1" draw:layer="layout" svg:width="1.48cm" svg:height="1.04cm" svg:x="7.964cm" svg:y="7.096cm">
          <draw:text-box>
            <text:p text:style-name="P1"><text:span text:style-name="T1">Nexus</text:span></text:p>
            <text:p text:style-name="P1"><text:span text:style-name="T2">(direct)</text:span></text:p>
          </draw:text-box>
        </draw:frame>
        <draw:line draw:style-name="gr2" draw:text-style-name="P2" draw:layer="layout" svg:x1="15.336cm" svg:y1="6.842cm" svg:x2="16.816cm" svg:y2="6.842cm">
          <text:p/>
        </draw:line>
        <draw:path draw:style-name="gr4" draw:text-style-name="P2" draw:layer="layout" svg:width="1.246cm" svg:height="1.205cm" draw:transform="skewX (-0.255690735417121) rotate (-2.48430165728945) translate (16.3225124124889cm 7.60441238951461cm)" svg:viewBox="0 0 1247 1206" svg:d="m0-30779c1247 0 1247-1206 1247-1206">
          <text:p/>
        </draw:path>
        <draw:path draw:style-name="gr4" draw:text-style-name="P2" draw:layer="layout" svg:width="1.345cm" svg:height="1.255cm" draw:transform="skewX (0.366868208769139) rotate (-0.602487657789516) translate (16.8155363660143cm 6.84199990795266cm)" svg:viewBox="0 0 1346 1256" svg:d="m0-7784c1345 0 1346 1256 1346 1256">
          <text:p/>
        </draw:path>
        <draw:frame draw:style-name="gr5" draw:text-style-name="P1" draw:layer="layout" svg:width="1.48cm" svg:height="1.04cm" svg:x="15.363cm" svg:y="7.096cm">
          <draw:text-box>
            <text:p text:style-name="P1"><text:span text:style-name="T1">Nexus</text:span></text:p>
            <text:p text:style-name="P1"><text:span text:style-name="T2">(reverse)</text:span></text:p>
          </draw:text-box>
        </draw:frame>
        <draw:line draw:style-name="gr6" draw:text-style-name="P2" draw:layer="layout" svg:x1="4.977cm" svg:y1="5.572cm" svg:x2="8.183cm" svg:y2="6.842cm">
          <text:p/>
        </draw:line>
        <draw:line draw:style-name="gr6" draw:text-style-name="P2" draw:layer="layout" svg:x1="12.376cm" svg:y1="5.572cm" svg:x2="9.17cm" svg:y2="6.842cm">
          <text:p/>
        </draw:line>
        <draw:line draw:style-name="gr6" draw:text-style-name="P2" draw:layer="layout" svg:x1="9.17cm" svg:y1="8.366cm" svg:x2="12.376cm" svg:y2="9.636cm">
          <text:p/>
        </draw:line>
        <draw:line draw:style-name="gr6" draw:text-style-name="P2" draw:layer="layout" svg:x1="8.183cm" svg:y1="8.366cm" svg:x2="4.977cm" svg:y2="9.636cm">
          <text:p/>
        </draw:line>
        <draw:line draw:style-name="gr6" draw:text-style-name="P2" draw:layer="layout" svg:x1="12.376cm" svg:y1="9.636cm" svg:x2="16.076cm" svg:y2="8.366cm">
          <text:p/>
        </draw:line>
        <draw:line draw:style-name="gr6" draw:text-style-name="P2" draw:layer="layout" svg:x1="16.076cm" svg:y1="6.842cm" svg:x2="12.376cm" svg:y2="5.572cm">
          <text:p/>
        </draw:line>
        <draw:line draw:style-name="gr2" draw:text-style-name="P2" draw:layer="layout" svg:x1="15.336cm" svg:y1="8.366cm" svg:x2="16.816cm" svg:y2="8.366cm">
          <text:p/>
        </draw:line>
        <draw:frame draw:style-name="gr7" draw:text-style-name="P3" draw:layer="layout" svg:width="1.973cm" svg:height="0.762cm" svg:x="2.511cm" svg:y="1.762cm">
          <draw:text-box>
            <text:p text:style-name="P3"><text:span text:style-name="T1">Fragment</text:span></text:p>
          </draw:text-box>
        </draw:frame>
        <draw:rect draw:style-name="gr8" draw:text-style-name="P2" draw:layer="layout" svg:width="4.686cm" svg:height="4.318cm" svg:x="2.264cm" svg:y="1.516cm">
          <text:p/>
        </draw:rect>
        <draw:frame draw:style-name="gr9" draw:text-style-name="P2" draw:layer="layout" svg:width="2.467cm" svg:height="0.847cm" svg:x="7.443cm" svg:y="1.008cm">
          <draw:text-box>
            <text:p text:style-name="P2">App</text:p>
          </draw:text-box>
        </draw:frame>
        <draw:rect draw:style-name="gr10" draw:text-style-name="P2" draw:layer="layout" svg:width="17.272cm" svg:height="12.7cm" svg:x="1.524cm" svg:y="0.508cm">
          <text:p/>
        </draw:rect>
        <draw:frame draw:style-name="gr11" draw:text-style-name="P4" draw:layer="layout" svg:width="1.233cm" svg:height="0.508cm" svg:x="16.322cm" svg:y="6.35cm">
          <draw:text-box>
            <text:p text:style-name="P4"><text:span text:style-name="T2">Facet</text:span></text:p>
          </draw:text-box>
        </draw:frame>
        <draw:frame draw:style-name="gr11" draw:text-style-name="P4" draw:layer="layout" svg:width="1.233cm" svg:height="0.508cm" svg:x="16.322cm" svg:y="8.35cm">
          <draw:text-box>
            <text:p text:style-name="P4"><text:span text:style-name="T2">Facet</text:span></text:p>
          </draw:text-box>
        </draw:frame>
        <draw:frame draw:style-name="gr11" draw:text-style-name="P4" draw:layer="layout" svg:width="1.233cm" svg:height="0.508cm" svg:x="9.525cm" svg:y="6.65cm">
          <draw:text-box>
            <text:p text:style-name="P4"><text:span text:style-name="T2">Facet</text:span></text:p>
          </draw:text-box>
        </draw:frame>
        <draw:frame draw:style-name="gr11" draw:text-style-name="P4" draw:layer="layout" svg:width="1.233cm" svg:height="0.508cm" svg:x="6.709cm" svg:y="6.65cm">
          <draw:text-box>
            <text:p text:style-name="P4"><text:span text:style-name="T2">Facet</text:span></text:p>
          </draw:text-box>
        </draw:frame>
        <draw:frame draw:style-name="gr11" draw:text-style-name="P4" draw:layer="layout" svg:width="1.233cm" svg:height="0.508cm" svg:x="9.428cm" svg:y="8.15cm">
          <draw:text-box>
            <text:p text:style-name="P4"><text:span text:style-name="T2">Facet</text:span></text:p>
          </draw:text-box>
        </draw:frame>
        <draw:frame draw:style-name="gr11" draw:text-style-name="P4" draw:layer="layout" svg:width="1.233cm" svg:height="0.508cm" svg:x="6.709cm" svg:y="8.15cm">
          <draw:text-box>
            <text:p text:style-name="P4"><text:span text:style-name="T2">Fac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47:24</meta:creation-date>
    <dc:date>2013-03-27T23:01:03</dc:date>
    <dc:creator>Sergey Babkin</dc:creator>
    <meta:editing-duration>PT00H48M56S</meta:editing-duration>
    <meta:editing-cycles>13</meta:editing-cycles>
    <meta:generator>OpenOffice.org/3.1$Unix OpenOffice.org_project/310m19$Build-9420</meta:generator>
    <meta:document-statistic meta:object-count="40"/>
  </office:meta>
</office:document-meta>
</file>